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ae8c9" style:font-name-asian="Open Sans" style:font-size-asian="11pt" style:font-name-complex="Open Sans" style:font-size-complex="11pt"/>
    </style:style>
    <style:style style:name="P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a9a10" style:font-name-asian="Open Sans" style:font-size-asian="11pt" style:font-name-complex="Open Sans" style:font-size-complex="11pt"/>
    </style:style>
    <style:style style:name="P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6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7" style:family="paragraph" style:parent-style-name="Standard">
      <style:paragraph-properties fo:margin-left="0in" fo:margin-right="0.0626in" fo:line-height="115%" fo:text-align="justify" style:justify-single-word="false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8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33e8" style:font-name-asian="Open Sans" style:font-size-asian="11pt" style:font-name-complex="Open Sans" style:font-size-complex="11pt"/>
    </style:style>
    <style:style style:name="P9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10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11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2efe97" style:font-name-asian="Open Sans" style:font-size-asian="11pt" style:font-name-complex="Open Sans" style:font-size-complex="11pt"/>
    </style:style>
    <style:style style:name="P1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13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14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size-asian="11pt" style:font-size-complex="11pt"/>
    </style:style>
    <style:style style:name="P15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officeooo:paragraph-rsid="001d6286" style:font-size-asian="11pt" style:font-size-complex="11pt"/>
    </style:style>
    <style:style style:name="P16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fo:font-weight="bold" officeooo:paragraph-rsid="00132757" style:font-name-asian="Open Sans" style:font-size-asian="11pt" style:font-weight-asian="bold" style:font-name-complex="Open Sans" style:font-size-complex="11pt" style:font-weight-complex="bold"/>
    </style:style>
    <style:style style:name="P1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18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a92ef" style:font-name-asian="Open Sans" style:font-size-asian="11pt" style:font-name-complex="Open Sans" style:font-size-complex="11pt"/>
    </style:style>
    <style:style style:name="P19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e7d14" style:font-name-asian="Open Sans" style:font-size-asian="11pt" style:font-name-complex="Open Sans" style:font-size-complex="11pt"/>
    </style:style>
    <style:style style:name="P20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293b4a" style:font-name-asian="Open Sans" style:font-size-asian="11pt" style:font-name-complex="Open Sans" style:font-size-complex="11pt"/>
    </style:style>
    <style:style style:name="P21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132757" style:font-name-asian="Open Sans" style:font-size-asian="11pt" style:font-name-complex="Open Sans" style:font-size-complex="11pt"/>
    </style:style>
    <style:style style:name="P22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6c1d0" style:font-name-asian="Open Sans" style:font-size-asian="11pt" style:font-name-complex="Open Sans" style:font-size-complex="11pt"/>
    </style:style>
    <style:style style:name="P23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bb63f" style:font-name-asian="Open Sans" style:font-size-asian="11pt" style:font-name-complex="Open Sans" style:font-size-complex="11pt"/>
    </style:style>
    <style:style style:name="P24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f6c8" style:font-name-asian="Open Sans" style:font-size-asian="11pt" style:font-name-complex="Open Sans" style:font-size-complex="11pt"/>
    </style:style>
    <style:style style:name="P25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rsid="002efe97" officeooo:paragraph-rsid="002efe97" style:font-name-asian="Open Sans" style:font-size-asian="11pt" style:font-name-complex="Open Sans" style:font-size-complex="11pt"/>
    </style:style>
    <style:style style:name="P26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Arimo1" fo:font-size="11pt" officeooo:paragraph-rsid="003233e8" style:font-size-asian="11pt" style:font-size-complex="11pt"/>
    </style:style>
    <style:style style:name="P27" style:family="paragraph" style:parent-style-name="Standard">
      <style:paragraph-properties fo:margin-left="0in" fo:margin-right="0.0626in" fo:line-height="115%" fo:text-indent="0in" style:auto-text-indent="false" style:writing-mode="lr-tb"/>
      <style:text-properties style:font-name="Courier 10 Pitch" fo:font-size="10.6000003814697pt" fo:font-style="normal" officeooo:rsid="000bd78d" officeooo:paragraph-rsid="00132757" style:font-name-asian="Open Sans" style:font-size-asian="10.6000003814697pt" style:font-style-asian="normal" style:font-name-complex="Open Sans" style:font-size-complex="10.6000003814697pt" style:font-style-complex="normal"/>
    </style:style>
    <style:style style:name="P28" style:family="paragraph" style:parent-style-name="Heading_20_1">
      <style:paragraph-properties fo:break-before="page"/>
      <style:text-properties fo:font-size="11pt" fo:font-weight="bold" style:font-name-asian="Open Sans" style:font-size-asian="11pt" style:font-weight-asian="bold" style:font-name-complex="Open Sans" style:font-size-complex="11pt" style:font-weight-complex="bold"/>
    </style:style>
    <style:style style:name="P29" style:family="paragraph" style:parent-style-name="Heading_20_1">
      <style:paragraph-properties fo:text-align="center" style:justify-single-word="false" fo:break-before="page"/>
      <style:text-properties fo:font-size="11pt" style:font-size-asian="11pt" style:font-size-complex="11pt"/>
    </style:style>
    <style:style style:name="P30" style:family="paragraph" style:parent-style-name="Heading_20_1">
      <style:paragraph-properties fo:text-align="center" style:justify-single-word="false"/>
      <style:text-properties fo:font-size="11pt" style:font-size-asian="11pt" style:font-size-complex="11pt"/>
    </style:style>
    <style:style style:name="P31" style:family="paragraph" style:parent-style-name="Standard">
      <style:paragraph-properties fo:margin-left="0in" fo:margin-right="0.0626in" fo:line-height="115%" fo:text-indent="0in" style:auto-text-indent="false" fo:break-before="page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32" style:family="paragraph" style:parent-style-name="Standard">
      <style:paragraph-properties fo:margin-left="0in" fo:margin-right="0.0626in" fo:line-height="115%" fo:text-indent="0in" style:auto-text-indent="false" fo:break-before="auto" fo:break-after="auto" style:writing-mode="lr-tb"/>
      <style:text-properties style:font-name="Arimo1" fo:font-size="11pt" style:font-name-asian="Open Sans" style:font-size-asian="11pt" style:font-name-complex="Open Sans" style:font-size-complex="11pt"/>
    </style:style>
    <style:style style:name="P33" style:family="paragraph" style:parent-style-name="Heading_20_1">
      <style:paragraph-properties fo:text-align="center" style:justify-single-word="false" fo:break-before="page"/>
      <style:text-properties fo:font-size="11pt" officeooo:rsid="00132757" style:font-size-asian="11pt" style:font-size-complex="11pt"/>
    </style:style>
    <style:style style:name="P34" style:family="paragraph" style:parent-style-name="Heading_20_1" style:master-page-name="First_20_Page">
      <style:paragraph-properties fo:text-align="center" style:justify-single-word="false" style:page-number="auto" fo:break-before="auto" fo:break-after="auto"/>
      <style:text-properties fo:font-size="11pt" style:font-size-asian="11pt" style:font-size-complex="11pt"/>
    </style:style>
    <style:style style:name="T1" style:family="text">
      <style:text-properties style:font-name-asian="Open Sans" style:font-name-complex="Open Sans"/>
    </style:style>
    <style:style style:name="T2" style:family="text">
      <style:text-properties officeooo:rsid="002efe97" style:font-name-asian="Open Sans" style:font-name-complex="Open Sans"/>
    </style:style>
    <style:style style:name="T3" style:family="text">
      <style:text-properties officeooo:rsid="003233e8" style:font-name-asian="Open Sans" style:font-name-complex="Open Sans"/>
    </style:style>
    <style:style style:name="T4" style:family="text">
      <style:text-properties officeooo:rsid="001d6286" style:font-name-asian="Open Sans" style:font-name-complex="Open Sans"/>
    </style:style>
    <style:style style:name="T5" style:family="text">
      <style:text-properties fo:font-weight="bold" style:font-name-asian="Open Sans" style:font-weight-asian="bold" style:font-name-complex="Open Sans" style:font-weight-complex="bold"/>
    </style:style>
    <style:style style:name="T6" style:family="text">
      <style:text-properties officeooo:rsid="00132757"/>
    </style:style>
    <style:style style:name="T7" style:family="text">
      <style:text-properties officeooo:rsid="001a92ef"/>
    </style:style>
    <style:style style:name="T8" style:family="text">
      <style:text-properties officeooo:rsid="001ae8c9"/>
    </style:style>
    <style:style style:name="T9" style:family="text">
      <style:text-properties officeooo:rsid="001f16c9"/>
    </style:style>
    <style:style style:name="T10" style:family="text">
      <style:text-properties officeooo:rsid="002a9a10"/>
    </style:style>
    <style:style style:name="T11" style:family="text">
      <style:text-properties officeooo:rsid="002e7d14"/>
    </style:style>
    <style:style style:name="T12" style:family="text">
      <style:text-properties officeooo:rsid="002efe97"/>
    </style:style>
    <style:style style:name="T13" style:family="text">
      <style:text-properties officeooo:rsid="0036c1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6">VI</text:span></text:p>
      <text:p text:style-name="P16"/>
      <text:p text:style-name="P27">010000010010000001010011010010010100110001000101010011100101010000100000010100110101000001001001010001000100010101010010000011010000101001010011010101000100000101001110010001000101001100100000010010010101001101001111010011000100000101010100010001010100010000100000000011010000101001000110010010010100110001000001010011010100010101001110010101000010000001010101010011100101001001000101010001010100110001001001010011100100011100001101000010100000110100001010010000010100111001000100001000000100110101011001001000000101001101001111010101010100110000100000000011010000101001010111010010000100010101010010010001010010000001011001010011110101010100100000010100110101010001000001010011100100010000001101000010100101001101010101010100100101001001001111010101010100111001000100010001<text:soft-page-break/>01010001000010000001000010010110010010000001001110010011110101010001001000010010010100111001000111000011010000101001010011010001010100111001000100010010010100111001000111000011010000101001010011010001010100010101001011010010010100111001000111000011010000101001010100010010000100010101010010010001010010000001001001010100110010000001001110010011110101010001001000010010010100111001000111000011010000101001010100010010000100010101010010010001010010000001001001010100110010000001001110010011110101010001001000010010010100111001000111000011010000101001010100010010000100010101010010010001010010000001001001010100110010000001001110010011110101010001001000010010010100111001000111</text:p>
      <text:p text:style-name="P29">VII</text:p>
      <text:p text:style-name="P1"/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<text:soft-page-break/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THE SUN WILL BURN OUT A THOUSAND TIMES</text:p>
      <text:p text:style-name="P1">BEFORE THE CROSSHATCH</text:p>
      <text:p text:style-name="P1">DO YOU SEE</text:p>
      <text:p text:style-name="P1">THE CROSSHATCH</text:p>
      <text:p text:style-name="P1">WHEN WILL THE BEAUTY BURN OUT</text:p>
      <text:p text:style-name="P1">THE CROSSHATCH A THOUSAND TIMES</text:p>
      <text:p text:style-name="P1">A THOUSAND TIMES THE EXFORMATION</text:p>
      <text:p text:style-name="P1">EXHUME THE FORTUNE OF THE</text:p>
      <text:p text:style-name="P1">MISPLACED BEAUTY</text:p>
      <text:p text:style-name="P1">THE SUN WILL BURN OUT A THOUSAND TIMES</text:p>
      <text:p text:style-name="P1">DO YOU SEE THE MISPLACED TIMES</text:p>
      <text:p text:style-name="P1">THROW THE LATTICE THE BEAUTY WILL MISPLACED</text:p>
      <text:p text:style-name="P1"><text:soft-page-break/>THE BEAUTY OF EXFORMATION</text:p>
      <text:p text:style-name="P1">WILL YOU SEE THE THE CROSSHATCH A THOUSAND TIMES</text:p>
      <text:p text:style-name="P1">THROW THE BEAUTY OF THE SUN</text:p>
      <text:p text:style-name="P1">EXHUME THE BEAUTY A THOUSAND TIMES</text:p>
      <text:p text:style-name="P1">THROW IT AWAY</text:p>
      <text:p text:style-name="P1">THROW IT AWAY</text:p>
      <text:p text:style-name="P1">THROW IT AWAY</text:p>
      <text:p text:style-name="P1">THE LATTICE OF EXFORMATION</text:p>
      <text:p text:style-name="P1">THE SUN WILL BURN OUT A THOUSAND TIMES</text:p>
      <text:p text:style-name="P1">MISPLACED AWAY</text:p>
      <text:p text:style-name="P1">THROW IT AWAY FORTUNE</text:p>
      <text:p text:style-name="P29">VIII</text:p>
      <text:p text:style-name="P30"/>
      <text:p text:style-name="P1">this lacuna </text:p>
      <text:p text:style-name="P1">inviolate and still</text:p>
      <text:p text:style-name="P1">in the hush of figures</text:p>
      <text:p text:style-name="P1">curling inward, inward.</text:p>
      <text:p text:style-name="P1">there is a place here</text:p>
      <text:p text:style-name="P1">covered in ashes</text:p>
      <text:p text:style-name="P1">there is a place</text:p>
      <text:p text:style-name="P1">acres of aloe</text:p>
      <text:p text:style-name="P1">in rite around </text:p>
      <text:p text:style-name="P1">the black of a</text:p>
      <text:p text:style-name="P1">monolith puncture</text:p>
      <text:p text:style-name="P1">do not disturb me</text:p>
      <text:p text:style-name="P1">i am very peaceful here</text:p>
      <text:p text:style-name="P1"/>
      <text:p text:style-name="P1">have you ever touched something so perfect</text:p>
      <text:p text:style-name="P1">so complete and empty</text:p>
      <text:p text:style-name="P1">no fingers can glide that indefinable thing</text:p>
      <text:p text:style-name="P1">no one sees the nectar vanish from the rind</text:p>
      <text:p text:style-name="P1"><text:soft-page-break/></text:p>
      <text:p text:style-name="P1">there is something telekinetic in the </text:p>
      <text:p text:style-name="P1">way you move your atoms</text:p>
      <text:p text:style-name="P1">your atoms which are mostly empty</text:p>
      <text:p text:style-name="P1">your form which keeps you</text:p>
      <text:p text:style-name="P1">from truly touching anything, you,</text:p>
      <text:p text:style-name="P1">an apollonian gasket,</text:p>
      <text:p text:style-name="P1">you will never touch anything</text:p>
      <text:p text:style-name="P1">not even yourself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/>
    <style:font-face style:name="Trebuchet MS" svg:font-family="'Trebuchet MS'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Bold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 style:master-page-name="">
      <style:paragraph-properties fo:margin-top="0in" fo:margin-bottom="0in" loext:contextual-spacing="false" fo:line-height="125%" fo:keep-together="always" style:page-number="auto" fo:break-before="auto" fo:break-after="auto" fo:keep-with-next="always" style:writing-mode="lr-tb"/>
      <style:text-properties style:font-name="Arimo" fo:font-family="Arimo" style:font-style-name="Bold" style:font-family-generic="swiss" style:font-pitch="variable" fo:font-size="12pt" fo:font-weight="bold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75in" style:type="center"/>
          <style:tab-stop style:position="5.5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Untitled1" style:family="paragraph" style:parent-style-name="Heading_20_1" style:master-page-name="">
      <style:paragraph-properties style:page-number="auto"/>
      <style:text-properties fo:font-weight="bold"/>
    </style:style>
    <style:style style:name="Untitled2" style:family="paragraph" style:parent-style-name="Heading_20_1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in" fo:page-height="5in" style:num-format="1" style:print-orientation="portrait" fo:margin-top="0.5299in" fo:margin-bottom="0.5299in" fo:margin-left="0.5299in" fo:margin-right="0.5299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in" fo:page-height="5in" style:num-format="1" style:print-orientation="portrait" fo:margin-top="0.5299in" fo:margin-bottom="0.5299in" fo:margin-left="0.5299in" fo:margin-right="0.52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7.5in" fo:page-height="7.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00m0$Build-2</meta:generator>
    <dc:title/>
    <meta:editing-cycles>6</meta:editing-cycles>
    <meta:editing-duration>PT18M11S</meta:editing-duration>
    <meta:creation-date>2016-01-06T00:29:00.554907131</meta:creation-date>
    <dc:date>2016-01-09T17:38:49.746950004</dc:date>
    <meta:document-statistic meta:table-count="0" meta:image-count="0" meta:object-count="0" meta:page-count="8" meta:paragraph-count="77" meta:word-count="427" meta:character-count="3603" meta:non-whitespace-character-count="3250"/>
  </office:meta>
</office:document-meta>
</file>